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Line_20_Arrow" draw:marker-end-width="0.254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51cm" draw:marker-start="Line_20_Arrow" draw:marker-start-width="0.203cm" draw:marker-end="Line_20_Arrow" draw:marker-end-width="0.203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Symbol" fo:font-size="14pt" style:font-size-asian="14pt" style:font-size-complex="14pt"/>
    </style:style>
    <style:style style:name="T4" style:family="text">
      <style:text-properties style:text-position="-33% 58%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142cm" svg:y1="5.539cm" svg:x2="5.508cm" svg:y2="5.539cm">
          <text:p text:style-name="P2"/>
        </draw:line>
        <draw:line draw:style-name="gr2" draw:text-style-name="P1" draw:layer="layout" svg:x1="8.062cm" svg:y1="5.539cm" svg:x2="11.428cm" svg:y2="5.539cm">
          <text:p text:style-name="P2"/>
        </draw:line>
        <draw:frame draw:style-name="gr3" draw:text-style-name="P3" draw:layer="layout" svg:width="0.781cm" svg:height="0.806cm" svg:x="5.08cm" svg:y="5.545cm">
          <draw:text-box>
            <text:p text:style-name="P2"><text:span text:style-name="T1">0</text:span></text:p>
          </draw:text-box>
        </draw:frame>
        <draw:frame draw:style-name="gr3" draw:text-style-name="P4" draw:layer="layout" svg:width="0.777cm" svg:height="0.806cm" svg:x="7.681cm" svg:y="5.545cm">
          <draw:text-box>
            <text:p text:style-name="P2"><text:span text:style-name="T2">a</text:span></text:p>
          </draw:text-box>
        </draw:frame>
        <draw:frame draw:style-name="gr3" draw:text-style-name="P4" draw:layer="layout" svg:width="0.752cm" svg:height="0.806cm" svg:x="10.782cm" svg:y="5.545cm">
          <draw:text-box>
            <text:p text:style-name="P2"><text:span text:style-name="T2">x</text:span></text:p>
          </draw:text-box>
        </draw:frame>
        <draw:line draw:style-name="gr1" draw:text-style-name="P1" draw:layer="layout" svg:x1="5.492cm" svg:y1="5.539cm" svg:x2="5.499cm" svg:y2="3.04cm">
          <text:p text:style-name="P2"/>
        </draw:line>
        <draw:line draw:style-name="gr1" draw:text-style-name="P1" draw:layer="layout" svg:x1="8.063cm" svg:y1="5.54cm" svg:x2="8.07cm" svg:y2="3.041cm">
          <text:p text:style-name="P2"/>
        </draw:line>
        <draw:line draw:style-name="gr1" draw:text-style-name="P1" draw:layer="layout" svg:x1="5.482cm" svg:y1="3.059cm" svg:x2="8.09cm" svg:y2="3.05cm">
          <text:p text:style-name="P2"/>
        </draw:line>
        <draw:line draw:style-name="gr4" draw:text-style-name="P1" draw:layer="layout" svg:x1="6.782cm" svg:y1="5.569cm" svg:x2="6.777cm" svg:y2="3.07cm">
          <text:p text:style-name="P2"/>
        </draw:line>
        <draw:frame draw:style-name="gr3" draw:text-style-name="P4" draw:layer="layout" svg:width="0.832cm" svg:height="0.806cm" svg:x="6.021cm" svg:y="4.045cm">
          <draw:text-box>
            <text:p text:style-name="P2"><text:span text:style-name="T2">V</text:span></text:p>
          </draw:text-box>
        </draw:frame>
        <draw:path draw:style-name="gr5" draw:text-style-name="P1" draw:layer="layout" svg:width="3.465cm" svg:height="0.589cm" svg:x="2.035cm" svg:y="3.626cm" svg:viewBox="0 0 3466 590" svg:d="m0 268c192 253 253 283 253 283l168-61 84-161 184-252 107-69 99 31 322 382 145 138h161l130-92 183-306 169-161 130 46 336 490 92 54 100-8 245-321 192-231 164 14 202 117">
          <text:p text:style-name="P2"/>
        </draw:path>
        <draw:frame draw:style-name="gr3" draw:text-style-name="P3" draw:layer="layout" svg:width="1.002cm" svg:height="0.979cm" svg:x="2.906cm" svg:y="2.992cm">
          <draw:text-box>
            <text:p text:style-name="P2"><text:span text:style-name="T3">y</text:span><text:span text:style-name="T4">L</text:span></text:p>
          </draw:text-box>
        </draw:frame>
        <draw:frame draw:style-name="gr3" draw:text-style-name="P3" draw:layer="layout" svg:width="1.082cm" svg:height="0.979cm" svg:x="6.915cm" svg:y="3.098cm">
          <draw:text-box>
            <text:p text:style-name="P2"><text:span text:style-name="T3">y</text:span><text:span text:style-name="T4">M</text:span></text:p>
          </draw:text-box>
        </draw:frame>
        <draw:frame draw:style-name="gr3" draw:text-style-name="P3" draw:layer="layout" svg:width="1.048cm" svg:height="0.979cm" svg:x="8.693cm" svg:y="3.05cm">
          <draw:text-box>
            <text:p text:style-name="P2"><text:span text:style-name="T3">y</text:span><text:span text:style-name="T4">R</text:span></text:p>
          </draw:text-box>
        </draw:frame>
        <draw:path draw:style-name="gr5" draw:text-style-name="P1" draw:layer="layout" svg:width="3.465cm" svg:height="0.302cm" svg:x="8.035cm" svg:y="4.513cm" svg:viewBox="0 0 3466 303" svg:d="m0 138c192 130 253 145 253 145l168-31 84-83 184-129 107-36 99 16 322 196 145 71h161l130-47 183-157 169-83 130 24 336 251 92 28 100-4 245-165 122-87 115-39 321 75">
          <text:p text:style-name="P2"/>
        </draw:path>
        <draw:path draw:style-name="gr5" draw:text-style-name="P1" draw:layer="layout" svg:width="2.57cm" svg:height="0.885cm" svg:x="5.492cm" svg:y="3.777cm" svg:viewBox="0 0 2571 886" svg:d="m0 0c278 122 564 329 564 329l521 228 643 200 521 100 322 29">
          <text:p text:style-name="P2"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4T11:50:30</meta:creation-date>
    <dc:creator>Jussi Eloranta</dc:creator>
    <dc:date>2008-01-06T17:55:03</dc:date>
    <meta:editing-cycles>8</meta:editing-cycles>
    <meta:editing-duration>PT15M2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